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weight-asian="250" style:font-size-complex="18pt"/>
    </style:style>
    <style:style style:name="T1" style:family="text">
      <style:text-properties fo:font-size="12pt" style:font-size-asian="18pt" style:font-weight-asian="250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314cm" svg:y1="2.004cm" svg:x2="4.408cm" svg:y2="2.931cm">
          <text:p/>
        </draw:line>
        <draw:line draw:style-name="gr1" draw:text-style-name="P1" draw:layer="layout" svg:x1="6.114cm" svg:y1="2.005cm" svg:x2="7.385cm" svg:y2="2.878cm">
          <text:p/>
        </draw:line>
        <draw:line draw:style-name="gr1" draw:text-style-name="P1" draw:layer="layout" svg:x1="8.074cm" svg:y1="3.646cm" svg:x2="7.386cm" svg:y2="2.879cm">
          <text:p/>
        </draw:line>
        <draw:line draw:style-name="gr1" draw:text-style-name="P1" draw:layer="layout" svg:x1="6.591cm" svg:y1="3.699cm" svg:x2="7.386cm" svg:y2="2.88cm">
          <text:p/>
        </draw:line>
        <draw:line draw:style-name="gr1" draw:text-style-name="P1" draw:layer="layout" svg:x1="3.11cm" svg:y1="3.46cm" svg:x2="4.567cm" svg:y2="2.745cm">
          <text:p/>
        </draw:line>
        <draw:line draw:style-name="gr1" draw:text-style-name="P1" draw:layer="layout" svg:x1="5.308cm" svg:y1="3.54cm" svg:x2="4.672cm" svg:y2="2.745cm">
          <text:p/>
        </draw:line>
        <draw:line draw:style-name="gr1" draw:text-style-name="P1" draw:layer="layout" svg:x1="5.402cm" svg:y1="3.62cm" svg:x2="4.608cm" svg:y2="4.414cm">
          <text:p/>
        </draw:line>
        <draw:line draw:style-name="gr1" draw:text-style-name="P1" draw:layer="layout" svg:x1="3.11cm" svg:y1="3.46cm" svg:x2="2.21cm" svg:y2="4.255cm">
          <text:p/>
        </draw:line>
        <draw:line draw:style-name="gr1" draw:text-style-name="P1" draw:layer="layout" svg:x1="3.11cm" svg:y1="3.461cm" svg:x2="3.613cm" svg:y2="4.281cm">
          <text:p/>
        </draw:line>
        <draw:custom-shape draw:style-name="gr2" draw:text-style-name="P1" draw:layer="layout" svg:width="0.678cm" svg:height="0.662cm" svg:x="4.201cm" svg:y="2.46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2.797cm" svg:y="3.26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1.87cm" svg:y="4.109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3.221cm" svg:y="4.109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4.242cm" svg:y="4.109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6.251cm" svg:y="3.262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7.76cm" svg:y="3.26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6.939cm" svg:y="2.46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5.722cm" svg:y="1.73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5.036cm" svg:y="3.26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18T16:07:50</meta:creation-date>
    <dc:date>2020-09-28T14:00:46</dc:date>
    <meta:editing-duration>P2DT6H33M39S</meta:editing-duration>
    <meta:editing-cycles>6</meta:editing-cycles>
    <meta:generator>OpenOffice/4.1.5$Unix OpenOffice.org_project/415m1$Build-9789</meta:generator>
    <dc:creator>James Plank</dc:cre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